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20th of February 2023</text:p>
      <text:p text:style-name="Text_20_body">Testing on 16th March 2023</text:p>
      <text:p text:style-name="Text_20_body">Testing on 30th April 2023</text:p>
      <text:p text:style-name="Text_20_body">Testing on 19th May 202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est with Pandoc using Github Actions</dc:title>
    <dc:description/>
    <dc:subject/>
    <meta:keyword/>
    <meta:initial-creator/>
    <dc:creator/>
    <meta:creation-date>2023-05-19T13:59:57Z</meta:creation-date>
    <dc:date>2023-05-19T13:59:57Z</dc:date>
  </office:meta>
</office:document-meta>
</file>